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34f6"/>
    </style:style>
    <style:style style:name="P2" style:family="paragraph" style:parent-style-name="Standard">
      <style:text-properties officeooo:rsid="000e874e" officeooo:paragraph-rsid="000e874e"/>
    </style:style>
    <style:style style:name="P3" style:family="paragraph" style:parent-style-name="Standard">
      <style:text-properties officeooo:paragraph-rsid="0011731a"/>
    </style:style>
    <style:style style:name="P4" style:family="paragraph" style:parent-style-name="Standard">
      <style:text-properties officeooo:paragraph-rsid="0012c0e3"/>
    </style:style>
    <style:style style:name="T1" style:family="text">
      <style:text-properties officeooo:rsid="000b3db7"/>
    </style:style>
    <style:style style:name="T2" style:family="text">
      <style:text-properties officeooo:rsid="000d1f72"/>
    </style:style>
    <style:style style:name="T3" style:family="text">
      <style:text-properties officeooo:rsid="000e34f6"/>
    </style:style>
    <style:style style:name="T4" style:family="text">
      <style:text-properties fo:language="en" fo:country="US"/>
    </style:style>
    <style:style style:name="T5" style:family="text">
      <style:text-properties fo:language="en" fo:country="US" officeooo:rsid="000e34f6"/>
    </style:style>
    <style:style style:name="T6" style:family="text">
      <style:text-properties fo:language="en" fo:country="US" officeooo:rsid="00120fbf"/>
    </style:style>
    <style:style style:name="T7" style:family="text">
      <style:text-properties fo:language="en" fo:country="US" officeooo:rsid="0014acfd"/>
    </style:style>
    <style:style style:name="T8" style:family="text">
      <style:text-properties fo:language="en" fo:country="US" officeooo:rsid="00189bbb"/>
    </style:style>
    <style:style style:name="T9" style:family="text">
      <style:text-properties fo:language="en" fo:country="US" officeooo:rsid="002d8b30"/>
    </style:style>
    <style:style style:name="T10" style:family="text">
      <style:text-properties fo:language="en" fo:country="US" officeooo:rsid="0012cc95"/>
    </style:style>
    <style:style style:name="T11" style:family="text">
      <style:text-properties fo:language="en" fo:country="US" officeooo:rsid="00155772"/>
    </style:style>
    <style:style style:name="T12" style:family="text">
      <style:text-properties fo:language="en" fo:country="US" officeooo:rsid="0012c0e3"/>
    </style:style>
    <style:style style:name="T13" style:family="text">
      <style:text-properties fo:language="en" fo:country="US" officeooo:rsid="0014b88f"/>
    </style:style>
    <style:style style:name="T14" style:family="text">
      <style:text-properties officeooo:rsid="000e874e"/>
    </style:style>
    <style:style style:name="T15" style:family="text">
      <style:text-properties officeooo:rsid="000fe839"/>
    </style:style>
    <style:style style:name="T16" style:family="text">
      <style:text-properties officeooo:rsid="0011731a"/>
    </style:style>
    <style:style style:name="T17" style:family="text">
      <style:text-properties officeooo:rsid="0011dc9a"/>
    </style:style>
    <style:style style:name="T18" style:family="text">
      <style:text-properties officeooo:rsid="00120fbf"/>
    </style:style>
    <style:style style:name="T19" style:family="text">
      <style:text-properties officeooo:rsid="0012c0e3"/>
    </style:style>
    <style:style style:name="T20" style:family="text">
      <style:text-properties officeooo:rsid="0014b8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work is developed </text:span><text:span text:style-name="T3">mainly i</text:span><text:span text:style-name="T1">n the area of gr</text:span><text:span text:style-name="T3">ou</text:span><text:span text:style-name="T1">p theory, monoid theory and cryptography. <text:s/>We will review both the construction of the braids and the groups of braids and cryptographic methods that base their security on issues related to the group of braids. </text:span><text:span text:style-name="T4">Emphasis will be placed </text:span><text:span text:style-name="T5">on</text:span><text:span text:style-name="T2"> the study of Garside monoids that will </text:span><text:span text:style-name="T3">allow </text:span><text:span text:style-name="T2">us to </text:span><text:span text:style-name="T3">make</text:span><text:span text:style-name="T2"> a practi</text:span><text:span text:style-name="T3">cal</text:span><text:span text:style-name="T2"> use of braids so that we </text:span><text:span text:style-name="T3">can</text:span><text:span text:style-name="T2"> work with them from a computa</text:span><text:span text:style-name="T3">t</text:span><text:span text:style-name="T2">ional point of view </text:span><text:span text:style-name="T3">that allow</text:span><text:span text:style-name="T2"> </text:span><text:span text:style-name="T3">the creation of algorithms involving them. </text:span><text:span text:style-name="T14">T</text:span><text:span text:style-name="T3">hey will </text:span><text:span text:style-name="T14">also provide</text:span><text:span text:style-name="T3"> us solutions to the conjugacy problem and word problem.</text:span></text:p>
      <text:p text:style-name="P1"/>
      <text:p text:style-name="P2">We begin the work by reviewing basic concepts and results about groups necessary for the construction of the braid grop, such as quotien<text:span text:style-name="T15">t groups or </text:span><text:span text:style-name="T17">group</text:span><text:span text:style-name="T15"> presentations.</text:span></text:p>
      <text:p text:style-name="P2"/>
      <text:p text:style-name="P3"><text:span text:style-name="T16">We introduce the definition of monoid together </text:span><text:span text:style-name="T17">with </text:span><text:span text:style-name="T16">two kinds of monoids, free monoids and atomic monoids, that satisfy some characteristics. These monoids allow us </text:span><text:span text:style-name="T17">to work</text:span><text:span text:style-name="T16"> with different </text:span><text:span text:style-name="T17">monoid presentations</text:span><text:span text:style-name="T16">. </text:span><text:span text:style-name="T17">Under</text:span><text:span text:style-name="T16"> the hypothesis </text:span><text:span text:style-name="T17">of working with a monoid that has a weighed presentation, it provides us a solution to the word problem and the divisibility problem.</text:span></text:p>
      <text:p text:style-name="P3"/>
      <text:p text:style-name="P3"><text:span text:style-name="T4">Starting from an atomic monoid $ M $ and a subset $ \Sigma </text:span><text:span text:style-name="T6">\in M</text:span><text:span text:style-name="T4">$, we define the monoid $ M_ \ sigma $. With this definition we can state a theorem of great relevance, since under the </text:span><text:span text:style-name="T6">hypothesis</text:span><text:span text:style-name="T4"> that it presupposes we obtain in $ M_ \ Sigma $ a normal form, the property of cancellation, a solution to the word problem (inherited from the one obtained with the presentations) and a solution to the conjuga</text:span><text:span text:style-name="T6">cy</text:span><text:span text:style-name="T4"> problem. Furthermore, having the concept of an exhaustive set we are able to identify the monoid $ M_ \ Sigma $ with the monoid $ M $ from which it derives.</text:span></text:p>
      <text:p text:style-name="P3"><text:span text:style-name="T4"/></text:p>
      <text:p text:style-name="P4"><text:span text:style-name="T4">With monoids we get a set of highly useful results. Ultimately we are going to work with the </text:span><text:span text:style-name="T6">braid group</text:span><text:span text:style-name="T4"> and we are interested in seeing how we can obtain results on groups from those obtained on monoids. Fraction groups and pre-Garside monoids are introduced for this purpose. A pre-Garside monoid is defined as a pair $ (M, \ Delta) $ where $ M $ is a monoid and $ \ Delta $ an element of $ M $ that fulfills certain properties. This element is called Garside element. A monomorphism is established between a pre-Garside monoid and its group of fractions, so that we can identify the pre-Garside monoid as a subset of the group of fractions. Thanks to this we get a normal form for the group of fractions as a product of a power of the Garside element and elements of the monoid. This normal </text:span><text:span text:style-name="T12">form</text:span><text:span text:style-name="T4"> that we call the greedy normal </text:span><text:span text:style-name="T12">form</text:span><text:span text:style-name="T4"> is what we use to work with the group of braids. Furthermore, the conjuga</text:span><text:span text:style-name="T12">cy</text:span><text:span text:style-name="T4"> problem in the fraction group can be reduced to a equivalent conjuga</text:span><text:span text:style-name="T12">cy</text:span><text:span text:style-name="T4"> problem in the monoid.</text:span></text:p>
      <text:p text:style-name="P4"><text:span text:style-name="T4"/></text:p>
      <text:p text:style-name="P4"><text:span text:style-name="T4">A Garside monoid is a pre-Garside monoid $ (M, \ Delta) $, where $ M $ is atomic and $ \ Sigma $ is the set of divisors of $ \ Delta $, </text:span><text:span text:style-name="T13">fullfilling</text:span><text:span text:style-name="T4"> that for any two atoms $ s, t $ of $ M $, the </text:span><text:span text:style-name="T13">set</text:span></text:p>
      <text:p text:style-name="P4"><text:span text:style-name="T4">$$ \ {a \ in \ Sigma \ mid s \ preceq a, \ t \ preceq a \} $$</text:span></text:p>
      <text:p text:style-name="P4"><text:span text:style-name="T4">has a minim</text:span><text:span text:style-name="T13">al</text:span><text:span text:style-name="T4"> element $ \ Delta_ {s, t} $ (with respect to $ \ preceq $).</text:span></text:p>
      <text:p text:style-name="P4"><text:span text:style-name="T4">A Garside monoid is exhaustive when $ 1 \ in \ Sigma $ and $ M $ have a presentation whose generators and relations belong to $ \ Sigma $. The exhaustive Garside monoid manages to gather the characteristics obtained, on the one hand, from the $ M_ \ Sigma $ monoid, and on the other, from the pre-Garside monoids. In this way, with the exhaustive Garside monoids, we obtain what we are looking for to be able to work with the group of braids, a normal form in the group of fractions, which in turn solves the word problem and a solution to the conjugate problem in the group of fractions. We also achieve other desirable properties such as cancellations or the existence and uniqueness of the greatest common divisor and least common multiple in $ 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8:44:52.474212219</meta:creation-date>
    <meta:generator>LibreOffice/6.4.6.2$Linux_X86_64 LibreOffice_project/40$Build-2</meta:generator>
    <dc:date>2021-10-25T21:12:26.497226947</dc:date>
    <meta:editing-duration>PT4M51S</meta:editing-duration>
    <meta:editing-cycles>2</meta:editing-cycles>
    <meta:document-statistic meta:table-count="0" meta:image-count="0" meta:object-count="0" meta:page-count="1" meta:paragraph-count="9" meta:word-count="702" meta:character-count="3750" meta:non-whitespace-character-count="3056"/>
  </office:meta>
</office:document-meta>
</file>